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19mm"/>
    </style:style>
    <style:style style:name="co2" style:family="table-column">
      <style:table-column-properties fo:break-before="auto" style:column-width="52.86mm"/>
    </style:style>
    <style:style style:name="co3" style:family="table-column">
      <style:table-column-properties fo:break-before="auto" style:column-width="40.75mm"/>
    </style:style>
    <style:style style:name="co4" style:family="table-column">
      <style:table-column-properties fo:break-before="auto" style:column-width="38.79mm"/>
    </style:style>
    <style:style style:name="co5" style:family="table-column">
      <style:table-column-properties fo:break-before="auto" style:column-width="39.0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!out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Model Name</text:p>
          </table:table-cell>
          <table:table-cell table:style-name="ce2" office:value-type="string" calcext:value-type="string">
            <text:p>material name of last model</text:p>
          </table:table-cell>
          <table:table-cell table:style-name="ce2" office:value-type="string" calcext:value-type="string">
            <text:p>number of CEM files</text:p>
          </table:table-cell>
          <table:table-cell table:style-name="ce2" office:value-type="string" calcext:value-type="string">
            <text:p>CEM version major</text:p>
          </table:table-cell>
          <table:table-cell table:style-name="ce2" office:value-type="string" calcext:value-type="string">
            <text:p>CEM version minor</text:p>
          </table:table-cell>
        </table:table-row>
        <table:table-row table:style-name="ro1">
          <table:table-cell office:value-type="string" calcext:value-type="string">
            <text:p>amb_hurricane.cem</text:p>
          </table:table-cell>
          <table:table-cell office:value-type="string" calcext:value-type="string">
            <text:p>b'orbital_cw_125_01'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ishies.cem</text:p>
          </table:table-cell>
          <table:table-cell office:value-type="string" calcext:value-type="string">
            <text:p>b'orbital_cw_40_6'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omputers_00.cem</text:p>
          </table:table-cell>
          <table:table-cell office:value-type="string" calcext:value-type="string">
            <text:p>b'orbital_ccw_370_06'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ram_04.cem</text:p>
          </table:table-cell>
          <table:table-cell office:value-type="string" calcext:value-type="string">
            <text:p>b'wheel'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string" calcext:value-type="string">
            <text:p>b'orbital_cw_8_05'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ats2.cem</text:p>
          </table:table-cell>
          <table:table-cell office:value-type="string" calcext:value-type="string">
            <text:p>b'orbital_ccw_55_05'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ats3.cem</text:p>
          </table:table-cell>
          <table:table-cell office:value-type="string" calcext:value-type="string">
            <text:p>b'orbital_ccw_75_05'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trebuchet_06.cem</text:p>
          </table:table-cell>
          <table:table-cell office:value-type="string" calcext:value-type="string">
            <text:p>b'wheel'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trucktransport_10.cem</text:p>
          </table:table-cell>
          <table:table-cell office:value-type="string" calcext:value-type="string">
            <text:p>b'wheel'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string" calcext:value-type="string">
            <text:p>b'turret_01'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string" calcext:value-type="string">
            <text:p>b'orbital_cw_375_1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string" calcext:value-type="string">
            <text:p>b'orbital_ccw_375_4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omputers_00.cem</text:p>
          </table:table-cell>
          <table:table-cell office:value-type="string" calcext:value-type="string">
            <text:p>b'orbital_ccw_170_04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ies3.cem</text:p>
          </table:table-cell>
          <table:table-cell office:value-type="string" calcext:value-type="string">
            <text:p>b'orbital_cw_450_04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dock_14.cem</text:p>
          </table:table-cell>
          <table:table-cell office:value-type="string" calcext:value-type="string">
            <text:p>b'orbital_ccw_50_3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missilebase_12.cem</text:p>
          </table:table-cell>
          <table:table-cell office:value-type="string" calcext:value-type="string">
            <text:p>b'orbital_ccw_90_03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rojan_04.cem</text:p>
          </table:table-cell>
          <table:table-cell office:value-type="string" calcext:value-type="string">
            <text:p>b'wheel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catapult_04.cem</text:p>
          </table:table-cell>
          <table:table-cell office:value-type="string" calcext:value-type="string">
            <text:p>b'wheel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mortar_08.cem</text:p>
          </table:table-cell>
          <table:table-cell office:value-type="string" calcext:value-type="string">
            <text:p>b'wheel09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siegecannon_09.cem</text:p>
          </table:table-cell>
          <table:table-cell office:value-type="string" calcext:value-type="string">
            <text:p>b'wheel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siegeram_04.cem</text:p>
          </table:table-cell>
          <table:table-cell office:value-type="string" calcext:value-type="string">
            <text:p>b'wheel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siegetower_04.cem</text:p>
          </table:table-cell>
          <table:table-cell office:value-type="string" calcext:value-type="string">
            <text:p>b'wheel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string" calcext:value-type="string">
            <text:p>b'turret_04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string" calcext:value-type="string">
            <text:p>b'turret_03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string" calcext:value-type="string">
            <text:p>b'orbital_ccw_150_2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ies2.cem</text:p>
          </table:table-cell>
          <table:table-cell office:value-type="string" calcext:value-type="string">
            <text:p>b'orbital_cw_450_3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dock_02.cem</text:p>
          </table:table-cell>
          <table:table-cell office:value-type="string" calcext:value-type="string">
            <text:p>b'orbital_cw_50_3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dock_04.cem</text:p>
          </table:table-cell>
          <table:table-cell office:value-type="string" calcext:value-type="string">
            <text:p>b'orbital_cw_50_3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dock_08.cem</text:p>
          </table:table-cell>
          <table:table-cell office:value-type="string" calcext:value-type="string">
            <text:p>b'orbital_cw_50_3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dock_10.cem</text:p>
          </table:table-cell>
          <table:table-cell office:value-type="string" calcext:value-type="string">
            <text:p>b'orbital_ccw_60_2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onder16_12.cem</text:p>
          </table:table-cell>
          <table:table-cell office:value-type="string" calcext:value-type="string">
            <text:p>b'orbital_ccw_35_1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aahalftrack_10.cem</text:p>
          </table:table-cell>
          <table:table-cell office:value-type="string" calcext:value-type="string">
            <text:p>b'wheel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infosiege_11.cem</text:p>
          </table:table-cell>
          <table:table-cell office:value-type="string" calcext:value-type="string">
            <text:p>b'wheel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string" calcext:value-type="string">
            <text:p>b'turret_00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string" calcext:value-type="string">
            <text:p>b'turret_1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warrington_10.cem</text:p>
          </table:table-cell>
          <table:table-cell office:value-type="string" calcext:value-type="string">
            <text:p>b'turret_01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antisub_10.cem</text:p>
          </table:table-cell>
          <table:table-cell office:value-type="string" calcext:value-type="string">
            <text:p>b'orbital_cw_200_00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apache_10.cem</text:p>
          </table:table-cell>
          <table:table-cell office:value-type="string" calcext:value-type="string">
            <text:p>b'orbital_cw_200_00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c47_10.cem</text:p>
          </table:table-cell>
          <table:table-cell office:value-type="string" calcext:value-type="string">
            <text:p>b'orbital_cw_375_1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chinook_10.cem</text:p>
          </table:table-cell>
          <table:table-cell office:value-type="string" calcext:value-type="string">
            <text:p>b'orbital_ccw_700_01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gotha_10.cem</text:p>
          </table:table-cell>
          <table:table-cell office:value-type="string" calcext:value-type="string">
            <text:p>b'orbital_cw_450_2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string" calcext:value-type="string">
            <text:p>b'orbital_cw_375_2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string" calcext:value-type="string">
            <text:p>b'orbital_ccw_375_2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p38_10.cem</text:p>
          </table:table-cell>
          <table:table-cell office:value-type="string" calcext:value-type="string">
            <text:p>b'orbital_cw_375_2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ies1.cem</text:p>
          </table:table-cell>
          <table:table-cell office:value-type="string" calcext:value-type="string">
            <text:p>b'orbital_cw_450_3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ats1.cem</text:p>
          </table:table-cell>
          <table:table-cell office:value-type="string" calcext:value-type="string">
            <text:p>b'orbital_ccw_140_3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string" calcext:value-type="string">
            <text:p>b'orbital_cw_50_2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string" calcext:value-type="string">
            <text:p>b'orbital_cw_25_2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ranary_06.cem</text:p>
          </table:table-cell>
          <table:table-cell office:value-type="string" calcext:value-type="string">
            <text:p>b'orbital_cw_20_01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pillbox_10.cem</text:p>
          </table:table-cell>
          <table:table-cell office:value-type="string" calcext:value-type="string">
            <text:p>b'turret_02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antimatterlightning_12.cem</text:p>
          </table:table-cell>
          <table:table-cell office:value-type="string" calcext:value-type="string">
            <text:p>b'ball_01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infernotracer_12.cem</text:p>
          </table:table-cell>
          <table:table-cell office:value-type="string" calcext:value-type="string">
            <text:p>b'ball_01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mechpriesthealing_12.cem</text:p>
          </table:table-cell>
          <table:table-cell office:value-type="string" calcext:value-type="string">
            <text:p>b'ball_02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nanovirustracer_12.cem</text:p>
          </table:table-cell>
          <table:table-cell office:value-type="string" calcext:value-type="string">
            <text:p>b'_02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new laser_01.cem</text:p>
          </table:table-cell>
          <table:table-cell office:value-type="string" calcext:value-type="string">
            <text:p>b'ball_01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new laser_02.cem</text:p>
          </table:table-cell>
          <table:table-cell office:value-type="string" calcext:value-type="string">
            <text:p>b'ball_01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shieldtracer_12.cem</text:p>
          </table:table-cell>
          <table:table-cell office:value-type="string" calcext:value-type="string">
            <text:p>b'ball_01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120mmat_10.cem</text:p>
          </table:table-cell>
          <table:table-cell office:value-type="string" calcext:value-type="string">
            <text:p>b'wheel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ballista_04.cem</text:p>
          </table:table-cell>
          <table:table-cell office:value-type="string" calcext:value-type="string">
            <text:p>b'wheel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bronze_09.cem</text:p>
          </table:table-cell>
          <table:table-cell office:value-type="string" calcext:value-type="string">
            <text:p>b'wheel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culvern_07.cem</text:p>
          </table:table-cell>
          <table:table-cell office:value-type="string" calcext:value-type="string">
            <text:p>b'wheel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howitzer_10.cem</text:p>
          </table:table-cell>
          <table:table-cell office:value-type="string" calcext:value-type="string">
            <text:p>b'wheel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iron_07.cem</text:p>
          </table:table-cell>
          <table:table-cell office:value-type="string" calcext:value-type="string">
            <text:p>b'wheel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stonethrower_03.cem</text:p>
          </table:table-cell>
          <table:table-cell office:value-type="string" calcext:value-type="string">
            <text:p>b'wheel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string" calcext:value-type="string">
            <text:p>b'orbital_ccw_60_2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dardocruiser_11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v_goodhope_10.cem</text:p>
          </table:table-cell>
          <table:table-cell office:value-type="string" calcext:value-type="string">
            <text:p>b'turret_2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a10_10.cem</text:p>
          </table:table-cell>
          <table:table-cell office:value-type="string" calcext:value-type="string">
            <text:p>b'orbital_cw_50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albatross_10.cem</text:p>
          </table:table-cell>
          <table:table-cell office:value-type="string" calcext:value-type="string">
            <text:p>b'orbital_cw_375_2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string" calcext:value-type="string">
            <text:p>b'orbital_ccw_375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okker_10.cem</text:p>
          </table:table-cell>
          <table:table-cell office:value-type="string" calcext:value-type="string">
            <text:p>b'orbital_cw_375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string" calcext:value-type="string">
            <text:p>b'orbital_ccw_375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string" calcext:value-type="string">
            <text:p>b'orbital_ccw_300_0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me109_10.cem</text:p>
          </table:table-cell>
          <table:table-cell office:value-type="string" calcext:value-type="string">
            <text:p>b'orbital_ccw_375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string" calcext:value-type="string">
            <text:p>b'orbital_ccw_375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sopwithtriplane_10.cem</text:p>
          </table:table-cell>
          <table:table-cell office:value-type="string" calcext:value-type="string">
            <text:p>b'orbital_cw_375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sopwith_10.cem</text:p>
          </table:table-cell>
          <table:table-cell office:value-type="string" calcext:value-type="string">
            <text:p>b'orbital_cw_375\t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string" calcext:value-type="string">
            <text:p>b'orbital_ccw_375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string" calcext:value-type="string">
            <text:p>b'orbital_ccw_375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string" calcext:value-type="string">
            <text:p>b'orbital_ccw_25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ates_02.cem</text:p>
          </table:table-cell>
          <table:table-cell office:value-type="string" calcext:value-type="string">
            <text:p>b'gate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ates_04.cem</text:p>
          </table:table-cell>
          <table:table-cell office:value-type="string" calcext:value-type="string">
            <text:p>b'gate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ates_14.cem</text:p>
          </table:table-cell>
          <table:table-cell office:value-type="string" calcext:value-type="string">
            <text:p>b'gate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ates_diag_02.cem</text:p>
          </table:table-cell>
          <table:table-cell office:value-type="string" calcext:value-type="string">
            <text:p>b'gate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ates_diag_04.cem</text:p>
          </table:table-cell>
          <table:table-cell office:value-type="string" calcext:value-type="string">
            <text:p>b'gate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ates_diag_06.cem</text:p>
          </table:table-cell>
          <table:table-cell office:value-type="string" calcext:value-type="string">
            <text:p>b'gate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ates_diag_08.cem</text:p>
          </table:table-cell>
          <table:table-cell office:value-type="string" calcext:value-type="string">
            <text:p>b'gate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ates_diag_10.cem</text:p>
          </table:table-cell>
          <table:table-cell office:value-type="string" calcext:value-type="string">
            <text:p>b'gate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ates_diag_14.cem</text:p>
          </table:table-cell>
          <table:table-cell office:value-type="string" calcext:value-type="string">
            <text:p>b'gate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string" calcext:value-type="string">
            <text:p>b'orbital_cw_25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missilebase_10.cem</text:p>
          </table:table-cell>
          <table:table-cell office:value-type="string" calcext:value-type="string">
            <text:p>b'orbital_cw_180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radardish_10.cem</text:p>
          </table:table-cell>
          <table:table-cell office:value-type="string" calcext:value-type="string">
            <text:p>b'orbital_cw_50_0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iege_06.cem</text:p>
          </table:table-cell>
          <table:table-cell office:value-type="string" calcext:value-type="string">
            <text:p>b'orbital_cw_10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iege_07.cem</text:p>
          </table:table-cell>
          <table:table-cell office:value-type="string" calcext:value-type="string">
            <text:p>b'orbital_ccw_1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g_atomic.cem</text:p>
          </table:table-cell>
          <table:table-cell office:value-type="string" calcext:value-type="string">
            <text:p>b'orbital_cw_90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g_bomber.cem</text:p>
          </table:table-cell>
          <table:table-cell office:value-type="string" calcext:value-type="string">
            <text:p>b'orbital_cw_90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g_building.cem</text:p>
          </table:table-cell>
          <table:table-cell office:value-type="string" calcext:value-type="string">
            <text:p>b'orbital_cw_90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g_fighter.cem</text:p>
          </table:table-cell>
          <table:table-cell office:value-type="string" calcext:value-type="string">
            <text:p>b'orbital_cw_90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80mmaa_10.cem</text:p>
          </table:table-cell>
          <table:table-cell office:value-type="string" calcext:value-type="string">
            <text:p>b'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n_aagun_11.cem</text:p>
          </table:table-cell>
          <table:table-cell office:value-type="string" calcext:value-type="string">
            <text:p>b'turret_00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aaskywatcher_11.cem</text:p>
          </table:table-cell>
          <table:table-cell office:value-type="string" calcext:value-type="string">
            <text:p>b'turret_00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aatank_12.cem</text:p>
          </table:table-cell>
          <table:table-cell office:value-type="string" calcext:value-type="string">
            <text:p>b'turret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string" calcext:value-type="string">
            <text:p>b'turret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string" calcext:value-type="string">
            <text:p>b'turret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string" calcext:value-type="string">
            <text:p>b'turret_2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string" calcext:value-type="string">
            <text:p>b'turret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hovercraft1_11.cem</text:p>
          </table:table-cell>
          <table:table-cell office:value-type="string" calcext:value-type="string">
            <text:p>b'turret_0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infoat_11.cem</text:p>
          </table:table-cell>
          <table:table-cell office:value-type="string" calcext:value-type="string">
            <text:p>b'turret_0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leopardtank_10c.cem</text:p>
          </table:table-cell>
          <table:table-cell office:value-type="string" calcext:value-type="string">
            <text:p>b'turret_0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m1_10.cem</text:p>
          </table:table-cell>
          <table:table-cell office:value-type="string" calcext:value-type="string">
            <text:p>b'turret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string" calcext:value-type="string">
            <text:p>b'turret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nanoat_12.cem</text:p>
          </table:table-cell>
          <table:table-cell office:value-type="string" calcext:value-type="string">
            <text:p>b'turret_0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panzer_10.cem</text:p>
          </table:table-cell>
          <table:table-cell office:value-type="string" calcext:value-type="string">
            <text:p>b'turret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string" calcext:value-type="string">
            <text:p>b'orbital_cw_300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sturm_10.cem</text:p>
          </table:table-cell>
          <table:table-cell office:value-type="string" calcext:value-type="string">
            <text:p>b'turret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tankone_11.cem</text:p>
          </table:table-cell>
          <table:table-cell office:value-type="string" calcext:value-type="string">
            <text:p>b'turret_0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tanktwo_12.cem</text:p>
          </table:table-cell>
          <table:table-cell office:value-type="string" calcext:value-type="string">
            <text:p>b'turret_0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tank_12.cem</text:p>
          </table:table-cell>
          <table:table-cell office:value-type="string" calcext:value-type="string">
            <text:p>b'turret_0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thorat_11.cem</text:p>
          </table:table-cell>
          <table:table-cell office:value-type="string" calcext:value-type="string">
            <text:p>b'turret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string" calcext:value-type="string">
            <text:p>b'turret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ate_10.cem</text:p>
          </table:table-cell>
          <table:table-cell office:value-type="string" calcext:value-type="string">
            <text:p>b'gate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string" calcext:value-type="string">
            <text:p>b'orbital_cw_1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string" calcext:value-type="string">
            <text:p>b'turret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string" calcext:value-type="string">
            <text:p>b'orbital_cw_80_0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cruiser_10.cem</text:p>
          </table:table-cell>
          <table:table-cell office:value-type="string" calcext:value-type="string">
            <text:p>b'turret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cruiser_11.cem</text:p>
          </table:table-cell>
          <table:table-cell office:value-type="string" calcext:value-type="string">
            <text:p>b'turret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string" calcext:value-type="string">
            <text:p>b'turret_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transport_12.cem</text:p>
          </table:table-cell>
          <table:table-cell office:value-type="string" calcext:value-type="string">
            <text:p>b'orbital_ccw_18_0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apital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antisubhelicopter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b2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balloon_09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15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helicoptermgun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helicopter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observationballoon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transport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acacia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acacia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algea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algea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apple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artifact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bamboo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bush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acti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acti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actu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actusprickly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actusround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actustall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attails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attails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hicken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lam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lam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liff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117a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aloe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lump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dolphin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ower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rassclump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lillypads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inorgrasstufts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cklarge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grass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pruce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oneres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veggie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arracks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lump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oralfan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oral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oral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ottonwood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ottonwood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owskull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rabgras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daffodil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daisie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deadtree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deadtree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deadtree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deer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dinobones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eagle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elephant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ernpatch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ernpatch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ern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ir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ag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ag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owers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owers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ower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ower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ower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oundation1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b_foundation2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b_foundation3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b_foundation_airport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iantclam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iraffe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old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oldres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oldres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oldres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oldres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oldres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raniteoutcrop01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raniteoutcrop02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raniterock01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rassclump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uyot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uyot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uyot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hippo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horse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hotspring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iceberg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iceberg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iceberg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icefloat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icefloat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icefloat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icefloat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iceformationone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lillypads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lillypads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lillypads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lillypads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log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ajorgrasstuft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ajorgrasstufts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ajorgrasstufts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aple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aple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aple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aple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aple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aple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inorgrasstuft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inorgrasstufts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ostrich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palm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palm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palm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palm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palm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palm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portablecomputer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am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ads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ads_angl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ads_connecto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ads_diag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ads_diag_angl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ckoutcrop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cks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cks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cks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cks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cks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cks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cks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cks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se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ubble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ubble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ubble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ubble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uin1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grass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grass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stalk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stalk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stalk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weed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weed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weed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weed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weed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hark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hipwreck1b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hipwreck1c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hipwreck1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keleton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pruce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pruce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pruce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pruce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pruce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affca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arfish01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arfish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arfish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atuehorseman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atuemoai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atuenike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atueolmec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eel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eel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eel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one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oneres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oneres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oneres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oneres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oneres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reetlamp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reetlamp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reetlamp_12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b_tallgras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tent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thistle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tiger_00.cem</text:p>
          </table:table-cell>
          <table:table-cell office:value-type="string" calcext:value-type="string">
            <text:p>b'default model name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treestump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treestump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treestump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treestump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tumbleweed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violet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violets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walrus_00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b_wolf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archery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archery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archery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asianhouse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asianpagoda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arracks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arracks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arracks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arracks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arracks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arracks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luecolumn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luemosqu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rbwir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rbwire_angl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rbwire_connecto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rbwire_diag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rbwire_diag_angl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uckinghampalac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uckinghamwng2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uckinghamwng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amera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apital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apital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apital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apital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apital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apital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olosseum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onnector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onnector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onnector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onnecto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onnector_1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farm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fortress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fortress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fortress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fortress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fortress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fortress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oldenbuddah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ranary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ranary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ranary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ranary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spital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spital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spital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spital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spital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spital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ishtargate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library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lighthous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mine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orthodoxchurch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caffolding03_a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caffolding03_b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caffolding03_c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caffolding09_a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caffolding09_b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caffolding09_c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caffolding11_a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caffolding11_b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caffolding11_c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ettlement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ettlement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ettlement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ettlement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ettlement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ettlement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ieg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ieg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iege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p_castle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p_tower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p_walll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p_wallr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table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table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table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ankbarrier1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ankfactory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emple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empl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emple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emple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emple_1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hebabylontower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hetempleofzeus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eroflondon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er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er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er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er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e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er_1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ncenter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ncenter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ncenter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ncenter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ncenter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ncenter_10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d_towncenter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university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university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university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university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university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angle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angl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angle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angl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angle_1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diag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diag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diag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diag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diag_1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diag_angle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diag_angl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diag_angle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diag_angl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diag_angle_1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t model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3dexplosion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3dexplosion_rotated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antimatterweapontag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arrow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backsplash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ballistabolt.cem</text:p>
          </table:table-cell>
          <table:table-cell office:value-type="string" calcext:value-type="string">
            <text:p>b'default model name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bomb.cem</text:p>
          </table:table-cell>
          <table:table-cell office:value-type="string" calcext:value-type="string">
            <text:p>b'default model name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cannonball.cem</text:p>
          </table:table-cell>
          <table:table-cell office:value-type="string" calcext:value-type="string">
            <text:p>b'default model name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cannonball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debrisflat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x_debris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debris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debris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dummy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dummy_farm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exhaust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flat_dummy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frontsplash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light_glow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missile.cem</text:p>
          </table:table-cell>
          <table:table-cell office:value-type="string" calcext:value-type="string">
            <text:p>b'default model name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missile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nanovirus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pulsecannon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pulseimpact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pulseuniteffect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runway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satchelcharge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shell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shieldbattery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spear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splash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stone.cem</text:p>
          </table:table-cell>
          <table:table-cell office:value-type="string" calcext:value-type="string">
            <text:p>b'default model name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stone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teleport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timewarppulse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timewarp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tracer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vertical_plane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ic building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shadowtriangle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artillery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megaartillery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nuk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sherman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ww1tank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hingline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2manmachinegun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achilles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alexander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arquebus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ashigaruarquebus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atinf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bazooka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blackprince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bresden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eiffeltower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ettlement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ankfactory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ncenter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1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izenspear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bomb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missle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teleportsquareglow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atbritish6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britishinfantry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three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elephant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two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hauptmanndure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moorishcav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riest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linger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shingboat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sub3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bronzecavalry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aesar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aninescout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avarcher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hariot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hildcitizen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hildcitizen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hinesepik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four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four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one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one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on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one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on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thre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three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thre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two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two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two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two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two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lubman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romwell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rossbow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uirassier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darkinquisitor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doughboy_10a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elcid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elizabeth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elvis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enginee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four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one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one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on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one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on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three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three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thre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three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thre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two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two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two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two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ieldmedic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ieldmedic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ieldmedic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lamethrowe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renchgrenadier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utureheroone_1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utureheroone_1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utureherotwo_1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utureherotwo_1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grigor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halberdier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hannibal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hector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henryv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hierakles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homer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housecarl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immortal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incanwarrior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isabella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javelin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jester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lasertrooper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logman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longbow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macarthu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maceman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marin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moorishinfantry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mortarinfantry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morta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musketeer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napoleonic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napoleon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ottovonbismark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atton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ericles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ershing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ersiancavalry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halanx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olearm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ope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riest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riest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riest_11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n_prophet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rophet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rophet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renncav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richard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richthofen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romanlegionnair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rommel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amurai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argon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cout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harpshooter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harpshoote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hortsword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implebow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panishcavalry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panishpike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pearman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tonethrower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tariq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wealthycitizen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wellington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le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agincourt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boat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carrack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copperfrigate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decereme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reboat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reboat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reboat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reboat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shingboat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shingboat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shingboat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shingboat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sh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galley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goldenhind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henrifrigate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henri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navalmin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pentekontar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pentekontar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septireme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sub1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sub4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transport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transport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transport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transport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trirem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victoryfrigate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victory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_crude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x_mpdisc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x_nuke_base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x_nuke_top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x_volcano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l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t_anim.cem</text:p>
          </table:table-cell>
          <table:table-cell office:value-type="string" calcext:value-type="string">
            <text:p>b'default model name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ne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_parachut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ypoint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!output'.A1:'!output'.E731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.00.0000</text:date>, <text:time style:data-style-name="N2" text:time-value="14:35:18.12918253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6T14:53:28.934670328</dc:date>
    <meta:editing-duration>PT18M58S</meta:editing-duration>
    <meta:editing-cycles>3</meta:editing-cycles>
    <meta:generator>LibreOffice/6.0.7.3$Linux_X86_64 LibreOffice_project/00m0$Build-3</meta:generator>
    <meta:document-statistic meta:table-count="1" meta:cell-count="3655" meta:object-count="0"/>
  </office:meta>
</office:document-meta>
</file>